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48160"/>
    </style:style>
    <style:style style:name="P2" style:family="paragraph" style:parent-style-name="_5f_text">
      <style:text-properties fo:language="ru" fo:country="RU" officeooo:rsid="002bfac0" officeooo:paragraph-rsid="002bfac0"/>
    </style:style>
    <style:style style:name="P3" style:family="paragraph" style:parent-style-name="_5f_text">
      <style:text-properties fo:language="ru" fo:country="RU" officeooo:rsid="004c0e5b" officeooo:paragraph-rsid="004c0e5b"/>
    </style:style>
    <style:style style:name="P4" style:family="paragraph" style:parent-style-name="_5f_text">
      <style:text-properties fo:language="en" fo:country="US" officeooo:rsid="00248160" officeooo:paragraph-rsid="00248160"/>
    </style:style>
    <style:style style:name="P5" style:family="paragraph" style:parent-style-name="_5f_text">
      <style:text-properties fo:language="en" fo:country="US" officeooo:rsid="002693a0" officeooo:paragraph-rsid="002693a0"/>
    </style:style>
    <style:style style:name="P6" style:family="paragraph" style:parent-style-name="_5f_text">
      <style:text-properties fo:language="en" fo:country="US" officeooo:rsid="003fa5d8" officeooo:paragraph-rsid="003fa5d8"/>
    </style:style>
    <style:style style:name="P7" style:family="paragraph" style:parent-style-name="_5f_text">
      <style:text-properties fo:language="en" fo:country="US" officeooo:rsid="004a70d8" officeooo:paragraph-rsid="004a70d8"/>
    </style:style>
    <style:style style:name="P8" style:family="paragraph" style:parent-style-name="_5f_text">
      <style:text-properties officeooo:paragraph-rsid="002b5ca0"/>
    </style:style>
    <style:style style:name="P9" style:family="paragraph" style:parent-style-name="_5f_text">
      <style:text-properties officeooo:paragraph-rsid="00345ceb"/>
    </style:style>
    <style:style style:name="P10" style:family="paragraph" style:parent-style-name="_5f_text">
      <style:text-properties officeooo:rsid="003fa5d8" officeooo:paragraph-rsid="003fa5d8"/>
    </style:style>
    <style:style style:name="P11" style:family="paragraph" style:parent-style-name="_5f_code">
      <style:text-properties officeooo:paragraph-rsid="00380549"/>
    </style:style>
    <style:style style:name="P12" style:family="paragraph" style:parent-style-name="_5f_paragraph">
      <style:text-properties officeooo:paragraph-rsid="0047fc75"/>
    </style:style>
    <style:style style:name="P13" style:family="paragraph" style:parent-style-name="_5f_heading_5f_top" style:master-page-name="Standard">
      <style:paragraph-properties style:page-number="auto"/>
    </style:style>
    <style:style style:name="P14" style:family="paragraph" style:parent-style-name="_5f_paragraph">
      <style:text-properties fo:language="en" fo:country="US" officeooo:rsid="0050e705" officeooo:paragraph-rsid="0050e705"/>
    </style:style>
    <style:style style:name="P15" style:family="paragraph" style:parent-style-name="_5f_paragraph">
      <style:text-properties fo:language="en" fo:country="US" officeooo:rsid="00527c55" officeooo:paragraph-rsid="00527c5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en" fo:country="US" officeooo:rsid="00248160"/>
    </style:style>
    <style:style style:name="T8" style:family="text">
      <style:text-properties fo:language="en" fo:country="US" officeooo:rsid="0047fc75"/>
    </style:style>
    <style:style style:name="T9" style:family="text">
      <style:text-properties fo:language="en" fo:country="US" officeooo:rsid="00488cf4"/>
    </style:style>
    <style:style style:name="T10" style:family="text">
      <style:text-properties fo:language="en" fo:country="US" officeooo:rsid="00380549"/>
    </style:style>
    <style:style style:name="T11" style:family="text">
      <style:text-properties fo:language="en" fo:country="US" officeooo:rsid="004dfc57"/>
    </style:style>
    <style:style style:name="T12" style:family="text">
      <style:text-properties fo:language="en" fo:country="US" officeooo:rsid="004f1d0f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48160"/>
    </style:style>
    <style:style style:name="T15" style:family="text">
      <style:text-properties fo:language="ru" fo:country="RU" officeooo:rsid="0025e1a5"/>
    </style:style>
    <style:style style:name="T16" style:family="text">
      <style:text-properties fo:language="ru" fo:country="RU" officeooo:rsid="002b5ca0"/>
    </style:style>
    <style:style style:name="T17" style:family="text">
      <style:text-properties fo:language="ru" fo:country="RU" officeooo:rsid="004f1d0f"/>
    </style:style>
    <style:style style:name="T18" style:family="text">
      <style:text-properties officeooo:rsid="00248160"/>
    </style:style>
    <style:style style:name="T19" style:family="text">
      <style:text-properties style:font-name="Calibri Light1" fo:font-size="10pt" fo:language="ru" fo:country="RU" fo:font-weight="250" officeooo:rsid="002ecc4b"/>
    </style:style>
    <style:style style:name="T20" style:family="text">
      <style:text-properties style:font-name="Calibri Light1" fo:font-size="11pt" fo:language="en" fo:country="US" fo:font-weight="250" officeooo:rsid="0047fc75"/>
    </style:style>
    <style:style style:name="T21" style:family="text">
      <style:text-properties style:font-name="Calibri Light1" fo:font-size="11pt" fo:language="en" fo:country="US" fo:font-weight="bold" officeooo:rsid="00467f4a" style:font-weight-asian="bold" style:font-weight-complex="bold"/>
    </style:style>
    <style:style style:name="T22" style:family="text">
      <style:text-properties style:font-name="Calibri Light1" fo:font-size="11pt" fo:language="ru" fo:country="RU" fo:font-weight="250" officeooo:rsid="0047fc75"/>
    </style:style>
    <style:style style:name="T23" style:family="text">
      <style:text-properties officeooo:rsid="00345ceb"/>
    </style:style>
    <style:style style:name="T24" style:family="text">
      <style:text-properties style:font-name="Consolas" fo:font-size="9pt" fo:language="en" fo:country="US" fo:font-weight="normal" officeooo:rsid="00380549"/>
    </style:style>
    <style:style style:name="T25" style:family="text">
      <style:text-properties style:font-name="Calibri Light" fo:font-size="10pt" fo:language="en" fo:country="US" fo:font-weight="bold" officeooo:rsid="00380549"/>
    </style:style>
    <style:style style:name="T26" style:family="text">
      <style:text-properties style:font-name="Calibri Light" fo:font-size="10pt" fo:language="en" fo:country="US" fo:font-weight="bold" officeooo:rsid="004dfc5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38733" style:font-weight-asian="bold" style:font-weight-complex="bold"/>
    </style:style>
    <style:style style:name="T29" style:family="text">
      <style:text-properties officeooo:rsid="004f1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Работаем с <text:span text:style-name="T1">Hyper</text:span>-<text:span text:style-name="T1">V</text:span>.</text:p>
      <text:p text:style-name="_5f_paragraph">Отключить безопасную загрузку <text:span text:style-name="T29">для установки.</text:span></text:p>
      <text:p text:style-name="_5f_paragraph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 <text:span text:style-name="T29">или рлучится </text:span><text:span text:style-name="T12">Ip </text:span><text:span text:style-name="T17">не внутренней сети.</text:span></text:p>
      <text:p text:style-name="_5f_paragraph">Название сервера заглавных буквы не пропускает.</text:p>
      <text:p text:style-name="_5f_paragraph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P15">20.10 <text:span text:style-name="T13">ставил. 20.04 чета глючит.</text:span></text:p>
      <text:p text:style-name="_5f_paragraph">Имя: <text:span text:style-name="T27">valera</text:span></text:p>
      <text:p text:style-name="_5f_paragraph">Имя сервера: <text:span text:style-name="T28">ubuntu</text:span></text:p>
      <text:p text:style-name="_5f_paragraph">Пользователь: <text:span text:style-name="T27">master</text:span></text:p>
      <text:p text:style-name="_5f_paragraph">Пароль: <text:span text:style-name="T21">Super2020</text:span></text:p>
      <text:p text:style-name="_5f_paragraph">Подключаем <text:span text:style-name="T27">OpenSSH</text:span>. Там можно свой ключ вытянуть из <text:span text:style-name="T27">Github</text:span>. Пока ставим нет.</text:p>
      <text:p text:style-name="_5f_paragraph">Дополнительные пакеты не ставим.</text:p>
      <text:p text:style-name="_5f_paragraph">Установка заканчивается перезагружаем.</text:p>
      <text:p text:style-name="_5f_paragraph">Ругается, что не может подключить <text:span text:style-name="T1">cdrom</text:span> ну его у нас и нет.</text:p>
      <text:p text:style-name="_5f_paragraph">Нажимаем <text:span text:style-name="T1">Enter </text:span><text:span text:style-name="T15">для перезагрузки.</text:span></text:p>
      <text:p text:style-name="P12"><text:span text:style-name="T22">При входе администратора показывает выданный </text:span><text:span text:style-name="T20">IP </text:span><text:span text:style-name="T22">адрес</text:span></text:p>
      <text:p text:style-name="_5f_paragraph"><text:span text:style-name="T14">П</text:span>рисоединится через putty<text:span text:style-name="T1">.</text:span></text:p>
      <text:p text:style-name="_5f_paragraph"><text:span text:style-name="T14">О</text:span>бновляем <text:span text:style-name="T18">пакеты и систему.</text:span></text:p>
      <text:p text:style-name="_5f_code">sudo apt update</text:p>
      <text:p text:style-name="_5f_code">sudo apt upgrade</text:p>
      <text:p text:style-name="_5f_paragraph">Ставим mc</text:p>
      <text:p text:style-name="_5f_code">sudo apt-<text:span text:style-name="T3">get</text:span> install mc -<text:span text:style-name="T3">y</text:span></text:p>
      <text:p text:style-name="_5f_code">sudo mc</text:p>
      <text:p text:style-name="_5f_paragraph">Задаем серверу адрес 2<text:span text:style-name="T8">01</text:span>.</text:p>
      <text:p text:style-name="P14">ip address</text:p>
      <text:p text:style-name="_5f_paragraph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<text:span text:style-name="T9">01</text:span>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paragraph"><text:span text:style-name="T18">П</text:span>рименяем <text:span text:style-name="T18">и переключаемся по 2</text:span><text:span text:style-name="T9">01</text:span><text:span text:style-name="T18"> адресу.</text:span></text:p>
      <text:p text:style-name="_5f_code">sudo netplan generate; sudo netplan apply<text:bookmark text:name="_GoBack"/>;</text:p>
      <text:p text:style-name="_5f_heading_5f_bottom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<text:soft-page-break/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P11"><text:span text:style-name="T10">sudo systemctl start vsftpd; </text:span>sudo systemctl enable vsftpd;</text:p>
      <text:p text:style-name="P8"><text:span text:style-name="T16">Можно уже войти, н</text:span><text:span text:style-name="T5">о</text:span><text:span text:style-name="T16"> </text:span><text:span text:style-name="T19">редактировать только свои файлы.</text:span></text:p>
      <text:p text:style-name="P2">В файле /etc/vsftpd.conf для авторизованных пользователей разрешаем команды, позволяющие изменять файловую систему:</text:p>
      <text:p text:style-name="_5f_code">write_enable = YES</text:p>
      <text:p text:style-name="_5f_text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9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bottom">Добавить пользователя</text:p>
      <text:p text:style-name="_5f_text">Работаем из под админа. <text:span text:style-name="T23">Только он имеет право на </text:span><text:span text:style-name="T6">sudo.</text:span></text:p>
      <text:p text:style-name="_5f_code">sudo adduser <text:span text:style-name="T24">userstaff</text:span></text:p>
      <text:p text:style-name="P1"><text:span text:style-name="T18">Пароль тот же: </text:span><text:span text:style-name="T11">S</text:span><text:span text:style-name="T25">uper</text:span><text:span text:style-name="T26">2020</text:span><text:span text:style-name="T7">.</text:span></text:p>
      <text:p text:style-name="P4"/>
      <text:p text:style-name="Standard"/>
      <text:p text:style-name="P3">Посмотреть кто вошёл</text:p>
      <text:p text:style-name="_5f_code">w</text:p>
      <text:p text:style-name="_5f_paragraph">Убить пользователя </text:p>
      <text:p text:style-name="_5f_code"><text:s/>pkill -KILL -t pts/0</text:p>
      <text:p text:style-name="P5"/>
      <text:p text:style-name="_5f_paragraph">Перезагрузка</text:p>
      <text:p text:style-name="_5f_code">sudo shutdown -r now</text:p>
      <text:p text:style-name="P10">пактная обработка файловую</text:p>
      <text:p text:style-name="P6">sed</text:p>
      <text:p text:style-name="_5f_text"/>
      <text:p text:style-name="P7">Ctrl-z <text:span text:style-name="T13">затормозить </text:span>fg – <text:span text:style-name="T13">продолжить работу</text:span>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7</meta:editing-cycles>
    <meta:print-date>1970-01-01T03:00:00</meta:print-date>
    <meta:creation-date>2019-07-03T13:26:00</meta:creation-date>
    <dc:date>2020-12-30T16:56:15.144000000</dc:date>
    <meta:editing-duration>P6DT9H8M32S</meta:editing-duration>
    <meta:generator>LibreOffice/7.0.4.2$Windows_X86_64 LibreOffice_project/dcf040e67528d9187c66b2379df5ea4407429775</meta:generator>
    <meta:document-statistic meta:table-count="0" meta:image-count="0" meta:object-count="0" meta:page-count="2" meta:paragraph-count="65" meta:word-count="398" meta:character-count="2785" meta:non-whitespace-character-count="239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